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2.2424in" table:align="left"/>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A1" style:family="table-cell">
      <style:table-cell-properties style:vertical-align="middle" fo:padding="0.0194in" fo:border="none"/>
    </style:style>
    <style:style style:name="Table2" style:family="table">
      <style:table-properties style:width="4.8292in" table:align="left"/>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A1" style:family="table-cell">
      <style:table-cell-properties style:vertical-align="middle" fo:padding="0.0194in" fo:border="none"/>
    </style:style>
    <style:style style:name="Table3" style:family="table">
      <style:table-properties style:width="6.2701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padding="0.0194in" fo:border="none"/>
    </style:style>
    <style:style style:name="Table4" style:family="table">
      <style:table-properties style:width="6.2701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padding="0.0194in" fo:border="none"/>
    </style:style>
    <style:style style:name="Table5" style:family="table">
      <style:table-properties style:width="5.5556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padding="0.0194in" fo:border="none"/>
    </style:style>
    <style:style style:name="Table6" style:family="table">
      <style:table-properties style:width="5.5889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padding="0.0194in" fo:border="none"/>
    </style:style>
    <style:style style:name="Table7" style:family="table">
      <style:table-properties style:width="6.2701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padding="0.0194in" fo:border="none"/>
    </style:style>
    <style:style style:name="P1" style:family="paragraph" style:parent-style-name="Heading_20_1">
      <style:text-properties style:font-name="Liberation Serif"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2" style:family="paragraph" style:parent-style-name="Heading_20_2">
      <style:paragraph-properties fo:line-height="200%" fo:text-align="justify"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1">
      <style:paragraph-properties fo:margin-top="0in" fo:margin-bottom="0in" style:contextual-spacing="false"/>
    </style:style>
    <style:style style:name="P6" style:family="paragraph" style:parent-style-name="Text_20_body" style:list-style-name="L2">
      <style:paragraph-properties fo:margin-top="0in" fo:margin-bottom="0in" style:contextual-spacing="false"/>
    </style:style>
    <style:style style:name="T1" style:family="text">
      <style:text-properties officeooo:rsid="00adf45b"/>
    </style:style>
    <style:style style:name="T2" style:family="text">
      <style:text-properties style:font-name="Liberation San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fr1" style:family="graphic" style:parent-style-name="Graphics">
      <style:graphic-properties fo:margin-left="0in" fo:margin-right="0in" fo:margin-top="0in" fo:margin-bottom="0in" style:vertical-pos="top" style:vertical-rel="baseline" fo:padding="0in" fo:border="0.5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afe Repository</text:p>
      <text:h text:style-name="Heading_20_1" text:outline-level="1">Overview</text:h>
      <text:p text:style-name="Text_20_body">"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Heading_20_2" text:outline-level="2"><text:bookmark text:name="user-content-users"/>Users</text:h>
      <text:p text:style-name="Text_20_body">Users will represent the users authorized to interact with the solution. There will be two user types: administrators and scientists with the following role matrix:</text:p>
      <text:p text:style-name="Text_20_body"><text:span text:style-name="Emphasis">Administrators</text:span></text:p>
      <table:table table:name="Table1" table:style-name="Table1">
        <table:table-column table:style-name="Table1.A"/>
        <table:table-column table:style-name="Table1.B"/>
        <table:table-column table:style-name="Table1.C"/>
        <table:table-header-rows>
          <table:table-row table:style-name="TableLine105553164032768">
            <table:table-cell table:style-name="Table1.A1" office:value-type="string">
              <text:p text:style-name="Table_20_Heading">resource</text:p>
            </table:table-cell>
            <table:table-cell table:style-name="Table1.A1" office:value-type="string">
              <text:p text:style-name="Table_20_Heading">scope</text:p>
            </table:table-cell>
            <table:table-cell table:style-name="Table1.A1" office:value-type="string">
              <text:p text:style-name="Table_20_Heading">access</text:p>
            </table:table-cell>
          </table:table-row>
        </table:table-header-rows>
        <table:table-row table:style-name="TableLine105553164032768">
          <table:table-cell table:style-name="Table1.A1" office:value-type="string">
            <text:p text:style-name="Table_20_Contents">users</text:p>
          </table:table-cell>
          <table:table-cell table:style-name="Table1.A1" office:value-type="string">
            <text:p text:style-name="Table_20_Contents">complete</text:p>
          </table:table-cell>
          <table:table-cell table:style-name="Table1.A1" office:value-type="string">
            <text:p text:style-name="Table_20_Contents">RW</text:p>
          </table:table-cell>
        </table:table-row>
        <table:table-row table:style-name="TableLine105553164032768">
          <table:table-cell table:style-name="Table1.A1" office:value-type="string">
            <text:p text:style-name="Table_20_Contents">experiments</text:p>
          </table:table-cell>
          <table:table-cell table:style-name="Table1.A1" office:value-type="string">
            <text:p text:style-name="Table_20_Contents">complete</text:p>
          </table:table-cell>
          <table:table-cell table:style-name="Table1.A1" office:value-type="string">
            <text:p text:style-name="Table_20_Contents">RW</text:p>
          </table:table-cell>
        </table:table-row>
        <table:table-row table:style-name="TableLine105553164032768">
          <table:table-cell table:style-name="Table1.A1" office:value-type="string">
            <text:p text:style-name="Table_20_Contents">measurements</text:p>
          </table:table-cell>
          <table:table-cell table:style-name="Table1.A1" office:value-type="string">
            <text:p text:style-name="Table_20_Contents">complete</text:p>
          </table:table-cell>
          <table:table-cell table:style-name="Table1.A1" office:value-type="string">
            <text:p text:style-name="Table_20_Contents">R</text:p>
          </table:table-cell>
        </table:table-row>
      </table:table>
      <text:p text:style-name="Text_20_body"><text:span text:style-name="Emphasis">Scientists</text:span></text:p>
      <table:table table:name="Table2" table:style-name="Table2">
        <table:table-column table:style-name="Table2.A"/>
        <table:table-column table:style-name="Table2.B"/>
        <table:table-column table:style-name="Table2.C"/>
        <table:table-header-rows>
          <table:table-row table:style-name="TableLine105553164048640">
            <table:table-cell table:style-name="Table2.A1" office:value-type="string">
              <text:p text:style-name="Table_20_Heading">resource</text:p>
            </table:table-cell>
            <table:table-cell table:style-name="Table2.A1" office:value-type="string">
              <text:p text:style-name="Table_20_Heading">scope</text:p>
            </table:table-cell>
            <table:table-cell table:style-name="Table2.A1" office:value-type="string">
              <text:p text:style-name="Table_20_Heading">access</text:p>
            </table:table-cell>
          </table:table-row>
        </table:table-header-rows>
        <table:table-row table:style-name="TableLine105553164048640">
          <table:table-cell table:style-name="Table2.A1" office:value-type="string">
            <text:p text:style-name="Table_20_Contents">users</text:p>
          </table:table-cell>
          <table:table-cell table:style-name="Table2.A1" office:value-type="string">
            <text:p text:style-name="Table_20_Contents">user's record</text:p>
          </table:table-cell>
          <table:table-cell table:style-name="Table2.A1" office:value-type="string">
            <text:p text:style-name="Table_20_Contents">RW</text:p>
          </table:table-cell>
        </table:table-row>
        <table:table-row table:style-name="TableLine105553164048640">
          <table:table-cell table:style-name="Table2.A1" office:value-type="string">
            <text:p text:style-name="Table_20_Contents">experiments</text:p>
          </table:table-cell>
          <table:table-cell table:style-name="Table2.A1" office:value-type="string">
            <text:p text:style-name="Table_20_Contents">only records associated with user</text:p>
          </table:table-cell>
          <table:table-cell table:style-name="Table2.A1" office:value-type="string">
            <text:p text:style-name="Table_20_Contents">RW</text:p>
          </table:table-cell>
        </table:table-row>
        <table:table-row table:style-name="TableLine105553164048640">
          <table:table-cell table:style-name="Table2.A1" office:value-type="string">
            <text:p text:style-name="Table_20_Contents">measurements</text:p>
          </table:table-cell>
          <table:table-cell table:style-name="Table2.A1" office:value-type="string">
            <text:p text:style-name="Table_20_Contents">only records associated with user's experiments</text:p>
          </table:table-cell>
          <table:table-cell table:style-name="Table2.A1" office:value-type="string">
            <text:p text:style-name="Table_20_Contents">R</text:p>
          </table:table-cell>
        </table:table-row>
      </table:table>
      <text:h text:style-name="Heading_20_2" text:outline-level="2"><text:bookmark text:name="user-content-experiments"/>Experiments</text:h>
      <text:p text:style-name="Text_20_body">Experiments will represent single experiments. Only administrators and scientists associated with the experiment will have access to an experiment.</text:p>
      <text:h text:style-name="Heading_20_2" text:outline-level="2"><text:bookmark text:name="user-content-data"/>Data</text:h>
      <text:p text:style-name="Text_20_body">Raw data from the measurements. It will be a read-only resource associated with an experiment displaying the measurements collected from the Message Broker.</text:p>
      <text:h text:style-name="Heading_20_1" text:outline-level="1">Tools</text:h>
      <text:list xml:id="list827037738" text:style-name="L2">
        <text:list-item>
          <text:p text:style-name="P6">Elastic Search - Elasticsearch is highly scalable, it will allow to store, search, and analyze huge volumes of data in near real-time. It is able to achieve fast search responses as Elasticsearch searches an index instead of text directly. </text:p>
        </text:list-item>
        <text:list-item>
          <text:p text:style-name="P6"><text:soft-page-break/>Kibana – Will allow to visualize data and monitor the application. It offers a powerful and easy-to-use visualization tool such as line graphs, pie charts, heat maps, and histograms. Kibana sits on top of the Elasticsearch stack in turn provide data visualization capabilities for data indexed in Elasticsearch. </text:p>
        </text:list-item>
        <text:list-item>
          <text:p text:style-name="P6">RabbitMQ - Is an open-source message broker application. Which will accept messages from vendor and delivers them to consumers. RabbitMQ acts as a middleman. It will reduce delivery times usually taken by web application servers. </text:p>
        </text:list-item>
        <text:list-item>
          <text:p text:style-name="P6">MySQL - MySQL will allow to handle, store, modify and delete data and store data. </text:p>
        </text:list-item>
        <text:list-item>
          <text:p text:style-name="P6">Nginx – Is an open-source software used for web serving, reverse proxying, caching, load balancing, media streaming, and etc. But for this project Nginx is used as a load balancer which will distribute application traffic across a number of servers. </text:p>
        </text:list-item>
        <text:list-item>
          <text:p text:style-name="P6">Firebase Authentication – Firebase is an extensible token-based auth system which supports authentication using passwords, phone numbers, popular federated identity providers like Google, Facebook and Twitter, and etc. Firebase Authentication leverages industry standards such as OAuth 2.0 and OpenID Connect. </text:p>
        </text:list-item>
        <text:list-item>
          <text:p text:style-name="P6">Logstash – Is an open-source server-side data processing pipeline that allows you to collect data from Elasticsearch. </text:p>
        </text:list-item>
        <text:list-item>
          <text:p text:style-name="P6">Filebeat - Is a lightweight file harvester used to fetch log files from Logstash and centralizing said log data. </text:p>
        </text:list-item>
        <text:list-item>
          <text:p text:style-name="P6">Docker/docker compose - Docker will be used to containerize of the application to help with easy deployments and distribution. </text:p>
        </text:list-item>
        <text:list-item>
          <text:p text:style-name="P4">Python/flask - Flask is a Python web framework that will be used to create web applications in Python. </text:p>
        </text:list-item>
      </text:list>
      <text:h text:style-name="Heading_20_1" text:outline-level="1">Components</text:h>
      <text:p text:style-name="Text_20_body"><draw:a xlink:type="simple" xlink:href="https://github.com/ros101/ssdcs-assignment/blob/main/documents/sections/components.png" office:target-frame-name="_blank" xlink:show="new"><draw:frame draw:style-name="fr1" draw:name="Image1" text:anchor-type="as-char" svg:width="0.8016in" svg:height="0.4083in" draw:z-index="0"><draw:image xlink:href="https://github.com/ros101/ssdcs-assignment/raw/main/documents/sections/components.png" xlink:type="simple" xlink:show="embed" xlink:actuate="onLoad"/><svg:title>components</svg:title></draw:frame></draw:a></text:p>
      <text:p text:style-name="Text_20_body">The solution comprises multiple components responsible for different aspects.</text:p>
      <text:h text:style-name="Heading_20_2" text:outline-level="2"><text:bookmark text:name="user-content-deployment"/>Deployment</text:h>
      <text:p text:style-name="Text_20_body">The entire solution will be containerized with Docker and orchestrated with Docker Compose. This choice makes it easier to deploy the solution in other platforms such as Kubernetes with minimal changes to the configuration. This strategy also aims to reduce the attack surface by hiding all the services that do not need to be reachable by the user.</text:p>
      <text:h text:style-name="Heading_20_2" text:outline-level="2"><text:bookmark text:name="user-content-http-input"/>HTTP Input</text:h>
      <text:p text:style-name="Text_20_body">An HTTP proxy is responsible for encrypting the communications with the solution, offloading the incoming encryption, and adding encryption to the output. All HTTP-based communication will flow through the proxy hiding the corresponding services.</text:p>
      <text:p text:style-name="Text_20_body"><text:soft-page-break/>For this purpose, the implementation will use Nginx, which could also implement load-balancing functions should it be necessary to scale the application with additional nodes.</text:p>
      <text:h text:style-name="Heading_20_2" text:outline-level="2"><text:bookmark text:name="user-content-data-streams"/>Data Streams</text:h>
      <text:p text:style-name="Text_20_body">An MQ Broker will expose queues to accept data streams from the experiments. (TBD encryption)</text:p>
      <text:p text:style-name="Text_20_body">RabbitMQ is one of the most popular tools on the market for this particular need. (TBD usage of exchange and routing keys)</text:p>
      <text:h text:style-name="Heading_20_2" text:outline-level="2"><text:bookmark text:name="user-content-storage"/>Storage</text:h>
      <text:p text:style-name="Text_20_body">A database is responsible for the storage of the application's data. Being the model of the data known, a SQL Database represents a simple solution. Further expansions could consider moving the experiments' data to a NoSQL database that may offer better scalability.</text:p>
      <text:p text:style-name="Text_20_body">(TBD encryption)</text:p>
      <text:p text:style-name="Text_20_body">There are no special requirements to guide the choice of a product. MySQL will be the initial choice. The application's design will ensure a level of abstraction to minimize the impact of a change should new insights suggest a different product would be a better fit.</text:p>
      <text:h text:style-name="Heading_20_2" text:outline-level="2"><text:bookmark text:name="user-content-safe-repository"/>Safe Repository</text:h>
      <text:p text:style-name="Text_20_body">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p>
      <text:p text:style-name="Text_20_body">Safe Repository will be implemented in Python using Flask to expose REST APIs and Pika to process MQ Queues.</text:p>
      <text:h text:style-name="Heading_20_2" text:outline-level="2"><text:bookmark text:name="user-content-logging-and-monitoring"/>Logging and Monitoring</text:h>
      <text:p text:style-name="Text_20_body">All services will forward their logs to a centralized log aggregator responsible for the parsing and storage into a database. The logs will be visible in a dashboard exposed through the HTTP proxy.</text:p>
      <text:p text:style-name="Text_20_body">This requirement will be implemented with the ELK Stack. Except for Safe Repository, all services will include Filebeats to forward their logs to Logstash. Safe Repository will send the logs directly to Logstash instead. Logstash will be responsible for the parsing and the storage in Elasticsearch. Kibana will expose a dashboard to let users monitor the functioning of the whole system.</text:p>
      <text:p text:style-name="Text_20_body"><draw:a xlink:type="simple" xlink:href="https://github.com/ros101/ssdcs-assignment/blob/main/documents/sections/components-monitoring.png" office:target-frame-name="_blank" xlink:show="new"><draw:frame draw:style-name="fr1" draw:name="Image2" text:anchor-type="as-char" svg:width="0.8016in" svg:height="0.4083in" draw:z-index="1"><draw:image xlink:href="https://github.com/ros101/ssdcs-assignment/raw/main/documents/sections/components-monitoring.png" xlink:type="simple" xlink:show="embed" xlink:actuate="onLoad"/><svg:title>components</svg:title></draw:frame></draw:a></text:p>
      <text:h text:style-name="Heading_20_1" text:outline-level="1"><text:soft-page-break/>APIs</text:h>
      <text:p text:style-name="Text_20_body">Once the API is called by the client, the solution will validate and authorize the client and return information based on the level of access they have and information they required. The response will be in Json format by default.</text:p>
      <text:p text:style-name="Text_20_body">There will be only one web service base URL be exposed and that particular url will have various paths and methods for clients to decide and call based on the data it require.</text:p>
      <text:h text:style-name="Heading_20_2" text:outline-level="2"><text:bookmark text:name="user-content-web-service"/>Web Service:</text:h>
      <text:p text:style-name="Text_20_body">When the GUI client requires data from the service, the client will establish a connection to the Web API authorization service (Yet to be Implemented) to generate a jwt token and passing the user credentials. The Web API will check the credentials and will issue “Access token” and “Refresh token” in the response as JSON value. These access token will be then used in the subsequent API method calls from the client. The Access token will have issue time and Expire time (expiry yet to be determined, usually 5 minutes). Once the token is about to be expired, the client has to provide the refresh token and get a new token. A user can Login from different IP address at the same time and will be issued different tokens for each login.</text:p>
      <text:p text:style-name="Text_20_body">For audit purposes, the Web API will maintain an audit trail table for every request by logging user details, date &amp; time, IP address, request and their downloaded record count.</text:p>
      <text:p text:style-name="Text_20_body">The Web API will validate each user call against the user profile.</text:p>
      <text:h text:style-name="Heading_20_1" text:outline-level="1">Scalability</text:h>
      <text:h text:style-name="Heading_20_2" text:outline-level="2"><text:bookmark text:name="user-content-periodic-pressure-on-resources"/>Periodic pressure on resources</text:h>
      <text:p text:style-name="Text_20_body">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h text:style-name="Heading_20_2" text:outline-level="2"><text:span text:style-name="T1">I</text:span>nteractive response requirements between request and reply</text:h>
      <text:p text:style-name="Text_20_body">TBD</text:p>
      <text:h text:style-name="Heading_20_2" text:outline-level="2"><text:span text:style-name="T2">S</text:span>ubstantial data download requirements</text:h>
      <text:p text:style-name="Text_20_body">It is expected an elevated flow of data coming from queues while users will visualize them almost in real-time. The database will act as a buffer between the component responsible for <text:soft-page-break/>storing the incoming data and the component responsible to make it available to the users. It is expected that the highest pressure could come from the input flow. For this reason (TBD)</text:p>
      <text:h text:style-name="Heading_20_1" text:outline-level="1">Application Layer</text:h>
      <text:p text:style-name="Text_20_body">The following diagram illustrates layers of the application and the interaction of the components.</text:p>
      <text:p text:style-name="Text_20_body">(TBD)</text:p>
      <text:h text:style-name="P1" text:outline-level="1">Usage</text:h>
      <text:p text:style-name="Text_20_body">The following diagram illustrates the flow of information in the application.</text:p>
      <text:p text:style-name="Text_20_body">(TBD)</text:p>
      <text:h text:style-name="Heading_20_1" text:outline-level="1">Security</text:h>
      <text:p text:style-name="Text_20_body">Using the STRIDE model, the following threats were identified and classified with DREAD.</text:p>
      <text:h text:style-name="Heading_20_2" text:outline-level="2"><text:bookmark text:name="user-content-spoofing"/>Spoofing</text:h>
      <text:h text:style-name="Heading_20_3" text:outline-level="3"><text:bookmark text:name="user-content-users-credentials-violation"/>User's credentials violation</text:h>
      <table:table table:name="Table3" table:style-name="Table3">
        <table:table-column table:style-name="Table3.A"/>
        <table:table-column table:style-name="Table3.B"/>
        <table:table-header-rows>
          <table:table-row table:style-name="TableLine105553163998720">
            <table:table-cell table:style-name="Table3.A1" office:value-type="string">
              <text:p text:style-name="Table_20_Heading">Type</text:p>
            </table:table-cell>
            <table:table-cell table:style-name="Table3.A1" office:value-type="string">
              <text:p text:style-name="Table_20_Heading">Level</text:p>
            </table:table-cell>
          </table:table-row>
        </table:table-header-rows>
        <table:table-row table:style-name="TableLine105553163998720">
          <table:table-cell table:style-name="Table3.A1" office:value-type="string">
            <text:p text:style-name="Table_20_Contents">Damage</text:p>
          </table:table-cell>
          <table:table-cell table:style-name="Table3.A1" office:value-type="string">
            <text:p text:style-name="Table_20_Contents">High, experiments would be exposed, users' records compromised, data leak</text:p>
          </table:table-cell>
        </table:table-row>
        <table:table-row table:style-name="TableLine105553163998720">
          <table:table-cell table:style-name="Table3.A1" office:value-type="string">
            <text:p text:style-name="Table_20_Contents">Reproducibility</text:p>
          </table:table-cell>
          <table:table-cell table:style-name="Table3.A1" office:value-type="string">
            <text:p text:style-name="Table_20_Contents">High</text:p>
          </table:table-cell>
        </table:table-row>
        <table:table-row table:style-name="TableLine105553163998720">
          <table:table-cell table:style-name="Table3.A1" office:value-type="string">
            <text:p text:style-name="Table_20_Contents">Exploitability</text:p>
          </table:table-cell>
          <table:table-cell table:style-name="Table3.A1" office:value-type="string">
            <text:p text:style-name="Table_20_Contents">High</text:p>
          </table:table-cell>
        </table:table-row>
        <table:table-row table:style-name="TableLine105553163998720">
          <table:table-cell table:style-name="Table3.A1" office:value-type="string">
            <text:p text:style-name="Table_20_Contents">Affected users</text:p>
          </table:table-cell>
          <table:table-cell table:style-name="Table3.A1" office:value-type="string">
            <text:p text:style-name="Table_20_Contents">One user. All, if the user is administrator</text:p>
          </table:table-cell>
        </table:table-row>
        <table:table-row table:style-name="TableLine105553163998720">
          <table:table-cell table:style-name="Table3.A1" office:value-type="string">
            <text:p text:style-name="Table_20_Contents">Discoverability</text:p>
          </table:table-cell>
          <table:table-cell table:style-name="Table3.A1" office:value-type="string">
            <text:p text:style-name="Table_20_Contents">Medium. User's credentials may be easy to guess</text:p>
          </table:table-cell>
        </table:table-row>
      </table:table>
      <text:h text:style-name="Heading_20_2" text:outline-level="2"><text:bookmark text:name="user-content-tampering"/>Tampering</text:h>
      <text:h text:style-name="Heading_20_3"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header-rows>
          <table:table-row table:style-name="TableLine105553164359680">
            <table:table-cell table:style-name="Table4.A1" office:value-type="string">
              <text:p text:style-name="Table_20_Heading">Type</text:p>
            </table:table-cell>
            <table:table-cell table:style-name="Table4.A1" office:value-type="string">
              <text:p text:style-name="Table_20_Heading">Level</text:p>
            </table:table-cell>
          </table:table-row>
        </table:table-header-rows>
        <table:table-row table:style-name="TableLine105553164359680">
          <table:table-cell table:style-name="Table4.A1" office:value-type="string">
            <text:p text:style-name="Table_20_Contents">Damage</text:p>
          </table:table-cell>
          <table:table-cell table:style-name="Table4.A1" office:value-type="string">
            <text:p text:style-name="Table_20_Contents">High, experiments would be invalidated</text:p>
          </table:table-cell>
        </table:table-row>
        <table:table-row table:style-name="TableLine105553164359680">
          <table:table-cell table:style-name="Table4.A1" office:value-type="string">
            <text:p text:style-name="Table_20_Contents">Reproducibility</text:p>
          </table:table-cell>
          <table:table-cell table:style-name="Table4.A1" office:value-type="string">
            <text:p text:style-name="Table_20_Contents">Medium. The highest risk is broker's authentication</text:p>
          </table:table-cell>
        </table:table-row>
        <table:table-row table:style-name="TableLine105553164359680">
          <table:table-cell table:style-name="Table4.A1" office:value-type="string">
            <text:p text:style-name="Table_20_Contents">Exploitability</text:p>
          </table:table-cell>
          <table:table-cell table:style-name="Table4.A1" office:value-type="string">
            <text:p text:style-name="Table_20_Contents">High. Discovering credentials would make it easy to exploit the vulnerability</text:p>
          </table:table-cell>
        </table:table-row>
        <table:table-row table:style-name="TableLine105553164359680">
          <table:table-cell table:style-name="Table4.A1" office:value-type="string">
            <text:p text:style-name="Table_20_Contents">Affected users</text:p>
          </table:table-cell>
          <table:table-cell table:style-name="Table4.A1" office:value-type="string">
            <text:p text:style-name="Table_20_Contents">All scientists</text:p>
          </table:table-cell>
        </table:table-row>
        <table:table-row table:style-name="TableLine105553164359680">
          <table:table-cell table:style-name="Table4.A1" office:value-type="string">
            <text:p text:style-name="Table_20_Contents">Discoverability</text:p>
          </table:table-cell>
          <table:table-cell table:style-name="Table4.A1" office:value-type="string">
            <text:p text:style-name="Table_20_Contents">Medium. The broker is public, but credentials are highly secure</text:p>
          </table:table-cell>
        </table:table-row>
      </table:table>
      <text:h text:style-name="Heading_20_2" text:outline-level="2"><text:bookmark text:name="user-content-repudiation"/>Repudiation</text:h>
      <text:p text:style-name="Text_20_body">N.A.</text:p>
      <text:h text:style-name="Heading_20_2" text:outline-level="2"><text:bookmark text:name="user-content-information-disclosure"/><text:soft-page-break/>Information disclosure</text:h>
      <text:h text:style-name="Heading_20_3" text:outline-level="3"><text:bookmark text:name="user-content-database-breach"/>Database breach</text:h>
      <table:table table:name="Table5" table:style-name="Table5">
        <table:table-column table:style-name="Table5.A"/>
        <table:table-column table:style-name="Table5.B"/>
        <table:table-header-rows>
          <table:table-row table:style-name="TableLine105553164003584">
            <table:table-cell table:style-name="Table5.A1" office:value-type="string">
              <text:p text:style-name="Table_20_Heading">Type</text:p>
            </table:table-cell>
            <table:table-cell table:style-name="Table5.A1" office:value-type="string">
              <text:p text:style-name="Table_20_Heading">Level</text:p>
            </table:table-cell>
          </table:table-row>
        </table:table-header-rows>
        <table:table-row table:style-name="TableLine105553164003584">
          <table:table-cell table:style-name="Table5.A1" office:value-type="string">
            <text:p text:style-name="Table_20_Contents">Damage</text:p>
          </table:table-cell>
          <table:table-cell table:style-name="Table5.A1" office:value-type="string">
            <text:p text:style-name="Table_20_Contents">High, data would be exposed</text:p>
          </table:table-cell>
        </table:table-row>
        <table:table-row table:style-name="TableLine105553164003584">
          <table:table-cell table:style-name="Table5.A1" office:value-type="string">
            <text:p text:style-name="Table_20_Contents">Reproducibility</text:p>
          </table:table-cell>
          <table:table-cell table:style-name="Table5.A1" office:value-type="string">
            <text:p text:style-name="Table_20_Contents">Low. Database is not directly exposed, authentication is in place</text:p>
          </table:table-cell>
        </table:table-row>
        <table:table-row table:style-name="TableLine105553164003584">
          <table:table-cell table:style-name="Table5.A1" office:value-type="string">
            <text:p text:style-name="Table_20_Contents">Exploitability</text:p>
          </table:table-cell>
          <table:table-cell table:style-name="Table5.A1" office:value-type="string">
            <text:p text:style-name="Table_20_Contents">Low. Attacker should compromise at least another system first</text:p>
          </table:table-cell>
        </table:table-row>
        <table:table-row table:style-name="TableLine105553164003584">
          <table:table-cell table:style-name="Table5.A1" office:value-type="string">
            <text:p text:style-name="Table_20_Contents">Affected users</text:p>
          </table:table-cell>
          <table:table-cell table:style-name="Table5.A1" office:value-type="string">
            <text:p text:style-name="Table_20_Contents">All</text:p>
          </table:table-cell>
        </table:table-row>
        <table:table-row table:style-name="TableLine105553164003584">
          <table:table-cell table:style-name="Table5.A1" office:value-type="string">
            <text:p text:style-name="Table_20_Contents">Discoverability</text:p>
          </table:table-cell>
          <table:table-cell table:style-name="Table5.A1" office:value-type="string">
            <text:p text:style-name="Table_20_Contents">Low</text:p>
          </table:table-cell>
        </table:table-row>
      </table:table>
      <text:h text:style-name="Heading_20_2" text:outline-level="2"><text:bookmark text:name="user-content-denial-of-service"/>Denial of service</text:h>
      <text:h text:style-name="Heading_20_3" text:outline-level="3"><text:bookmark text:name="user-content-ddos-on-apis"/>DDos on APIs</text:h>
      <table:table table:name="Table6" table:style-name="Table6">
        <table:table-column table:style-name="Table6.A"/>
        <table:table-column table:style-name="Table6.B"/>
        <table:table-header-rows>
          <table:table-row table:style-name="TableLine105553163559424">
            <table:table-cell table:style-name="Table6.A1" office:value-type="string">
              <text:p text:style-name="Table_20_Heading">Type</text:p>
            </table:table-cell>
            <table:table-cell table:style-name="Table6.A1" office:value-type="string">
              <text:p text:style-name="Table_20_Heading">Level</text:p>
            </table:table-cell>
          </table:table-row>
        </table:table-header-rows>
        <table:table-row table:style-name="TableLine105553163559424">
          <table:table-cell table:style-name="Table6.A1" office:value-type="string">
            <text:p text:style-name="Table_20_Contents">Damage</text:p>
          </table:table-cell>
          <table:table-cell table:style-name="Table6.A1" office:value-type="string">
            <text:p text:style-name="Table_20_Contents">High, system may become inoperative</text:p>
          </table:table-cell>
        </table:table-row>
        <table:table-row table:style-name="TableLine105553163559424">
          <table:table-cell table:style-name="Table6.A1" office:value-type="string">
            <text:p text:style-name="Table_20_Contents">Reproducibility</text:p>
          </table:table-cell>
          <table:table-cell table:style-name="Table6.A1" office:value-type="string">
            <text:p text:style-name="Table_20_Contents">Low. The system should be exposed only in the internal network</text:p>
          </table:table-cell>
        </table:table-row>
        <table:table-row table:style-name="TableLine105553163559424">
          <table:table-cell table:style-name="Table6.A1" office:value-type="string">
            <text:p text:style-name="Table_20_Contents">Exploitability</text:p>
          </table:table-cell>
          <table:table-cell table:style-name="Table6.A1" office:value-type="string">
            <text:p text:style-name="Table_20_Contents">Low. It would be easy to block the attack in the internal network</text:p>
          </table:table-cell>
        </table:table-row>
        <table:table-row table:style-name="TableLine105553163559424">
          <table:table-cell table:style-name="Table6.A1" office:value-type="string">
            <text:p text:style-name="Table_20_Contents">Affected users</text:p>
          </table:table-cell>
          <table:table-cell table:style-name="Table6.A1" office:value-type="string">
            <text:p text:style-name="Table_20_Contents">All</text:p>
          </table:table-cell>
        </table:table-row>
        <table:table-row table:style-name="TableLine105553163559424">
          <table:table-cell table:style-name="Table6.A1" office:value-type="string">
            <text:p text:style-name="Table_20_Contents">Discoverability</text:p>
          </table:table-cell>
          <table:table-cell table:style-name="Table6.A1" office:value-type="string">
            <text:p text:style-name="Table_20_Contents">Low. It would be difficult to plan an effective attack.</text:p>
          </table:table-cell>
        </table:table-row>
      </table:table>
      <text:h text:style-name="Heading_20_2" text:outline-level="2"><text:bookmark text:name="user-content-elevation-of-privilege"/>Elevation of privilege</text:h>
      <text:h text:style-name="Heading_20_3" text:outline-level="3"><text:bookmark text:name="user-content-scientists-becoming-administrators"/>Scientists becoming administrators</text:h>
      <table:table table:name="Table7" table:style-name="Table7">
        <table:table-column table:style-name="Table7.A"/>
        <table:table-column table:style-name="Table7.B"/>
        <table:table-header-rows>
          <table:table-row table:style-name="TableLine105553163741440">
            <table:table-cell table:style-name="Table7.A1" office:value-type="string">
              <text:p text:style-name="Table_20_Heading">Type</text:p>
            </table:table-cell>
            <table:table-cell table:style-name="Table7.A1" office:value-type="string">
              <text:p text:style-name="Table_20_Heading">Level</text:p>
            </table:table-cell>
          </table:table-row>
        </table:table-header-rows>
        <table:table-row table:style-name="TableLine105553163741440">
          <table:table-cell table:style-name="Table7.A1" office:value-type="string">
            <text:p text:style-name="Table_20_Contents">Damage</text:p>
          </table:table-cell>
          <table:table-cell table:style-name="Table7.A1" office:value-type="string">
            <text:p text:style-name="Table_20_Contents">High, the attacker could disrupt the system</text:p>
          </table:table-cell>
        </table:table-row>
        <table:table-row table:style-name="TableLine105553163741440">
          <table:table-cell table:style-name="Table7.A1" office:value-type="string">
            <text:p text:style-name="Table_20_Contents">Reproducibility</text:p>
          </table:table-cell>
          <table:table-cell table:style-name="Table7.A1" office:value-type="string">
            <text:p text:style-name="Table_20_Contents">Low. It would require database access since no system function manipulates roles</text:p>
          </table:table-cell>
        </table:table-row>
        <table:table-row table:style-name="TableLine105553163741440">
          <table:table-cell table:style-name="Table7.A1" office:value-type="string">
            <text:p text:style-name="Table_20_Contents">Exploitability</text:p>
          </table:table-cell>
          <table:table-cell table:style-name="Table7.A1" office:value-type="string">
            <text:p text:style-name="Table_20_Contents">Low. Attacker should compromise at least another system first</text:p>
          </table:table-cell>
        </table:table-row>
        <table:table-row table:style-name="TableLine105553163741440">
          <table:table-cell table:style-name="Table7.A1" office:value-type="string">
            <text:p text:style-name="Table_20_Contents">Affected users</text:p>
          </table:table-cell>
          <table:table-cell table:style-name="Table7.A1" office:value-type="string">
            <text:p text:style-name="Table_20_Contents">All</text:p>
          </table:table-cell>
        </table:table-row>
        <table:table-row table:style-name="TableLine105553163741440">
          <table:table-cell table:style-name="Table7.A1" office:value-type="string">
            <text:p text:style-name="Table_20_Contents">Discoverability</text:p>
          </table:table-cell>
          <table:table-cell table:style-name="Table7.A1" office:value-type="string">
            <text:p text:style-name="Table_20_Contents">Low</text:p>
          </table:table-cell>
        </table:table-row>
      </table:table>
      <text:h text:style-name="Heading_20_1" text:outline-level="1">GDPR Consideration</text:h>
      <text:p text:style-name="Text_20_body">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6T11:38:43.609031576</dc:date>
    <meta:editing-duration>P4DT9H46M43S</meta:editing-duration>
    <meta:editing-cycles>58</meta:editing-cycles>
    <meta:generator>LibreOffice/7.1.5.2$MacOSX_X86_64 LibreOffice_project/85f04e9f809797b8199d13c421bd8a2b025d52b5</meta:generator>
    <meta:document-statistic meta:table-count="7" meta:image-count="2" meta:object-count="0" meta:page-count="6" meta:paragraph-count="164" meta:word-count="1611" meta:character-count="10328" meta:non-whitespace-character-count="8875"/>
  </office:meta>
</office:document-meta>
</file>